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54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9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47">
            <text:p>10047</text:p>
          </table:table-cell>
          <table:table-cell office:value-type="float" office:value="15032">
            <text:p>15032</text:p>
          </table:table-cell>
          <table:table-cell office:value-type="float" office:value="20000">
            <text:p>20000</text:p>
          </table:table-cell>
          <table:table-cell office:value-type="float" office:value="25047">
            <text:p>25047</text:p>
          </table:table-cell>
          <table:table-cell office:value-type="float" office:value="30047">
            <text:p>30047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32">
            <text:p>55032</text:p>
          </table:table-cell>
          <table:table-cell office:value-type="float" office:value="60032">
            <text:p>60032</text:p>
          </table:table-cell>
          <table:table-cell office:value-type="float" office:value="65032">
            <text:p>65032</text:p>
          </table:table-cell>
          <table:table-cell office:value-type="float" office:value="70016">
            <text:p>70016</text:p>
          </table:table-cell>
          <table:table-cell office:value-type="float" office:value="75016">
            <text:p>75016</text:p>
          </table:table-cell>
          <table:table-cell office:value-type="float" office:value="80016">
            <text:p>80016</text:p>
          </table:table-cell>
          <table:table-cell office:value-type="float" office:value="85016">
            <text:p>85016</text:p>
          </table:table-cell>
          <table:table-cell office:value-type="float" office:value="90016">
            <text:p>90016</text:p>
          </table:table-cell>
          <table:table-cell office:value-type="float" office:value="95047">
            <text:p>95047</text:p>
          </table:table-cell>
          <table:table-cell office:value-type="float" office:value="100016">
            <text:p>100016</text:p>
          </table:table-cell>
          <table:table-cell office:value-type="float" office:value="105047">
            <text:p>105047</text:p>
          </table:table-cell>
          <table:table-cell office:value-type="float" office:value="110000">
            <text:p>110000</text:p>
          </table:table-cell>
          <table:table-cell office:value-type="float" office:value="115032">
            <text:p>115032</text:p>
          </table:table-cell>
          <table:table-cell office:value-type="float" office:value="120000">
            <text:p>120000</text:p>
          </table:table-cell>
          <table:table-cell office:value-type="float" office:value="125032">
            <text:p>125032</text:p>
          </table:table-cell>
          <table:table-cell office:value-type="float" office:value="130000">
            <text:p>130000</text:p>
          </table:table-cell>
          <table:table-cell office:value-type="float" office:value="135032">
            <text:p>135032</text:p>
          </table:table-cell>
          <table:table-cell office:value-type="float" office:value="140047">
            <text:p>140047</text:p>
          </table:table-cell>
          <table:table-cell office:value-type="float" office:value="145016">
            <text:p>145016</text:p>
          </table:table-cell>
          <table:table-cell office:value-type="float" office:value="150047">
            <text:p>150047</text:p>
          </table:table-cell>
          <table:table-cell office:value-type="float" office:value="155000">
            <text:p>155000</text:p>
          </table:table-cell>
          <table:table-cell office:value-type="float" office:value="160032">
            <text:p>160032</text:p>
          </table:table-cell>
          <table:table-cell office:value-type="float" office:value="165000">
            <text:p>165000</text:p>
          </table:table-cell>
          <table:table-cell office:value-type="float" office:value="170047">
            <text:p>170047</text:p>
          </table:table-cell>
          <table:table-cell office:value-type="float" office:value="175000">
            <text:p>175000</text:p>
          </table:table-cell>
          <table:table-cell office:value-type="float" office:value="180032">
            <text:p>180032</text:p>
          </table:table-cell>
          <table:table-cell office:value-type="float" office:value="185032">
            <text:p>185032</text:p>
          </table:table-cell>
          <table:table-cell office:value-type="float" office:value="190000">
            <text:p>190000</text:p>
          </table:table-cell>
          <table:table-cell office:value-type="float" office:value="195032">
            <text:p>195032</text:p>
          </table:table-cell>
          <table:table-cell office:value-type="float" office:value="200000">
            <text:p>200000</text:p>
          </table:table-cell>
          <table:table-cell office:value-type="float" office:value="205016">
            <text:p>205016</text:p>
          </table:table-cell>
          <table:table-cell office:value-type="float" office:value="210000">
            <text:p>210000</text:p>
          </table:table-cell>
          <table:table-cell office:value-type="float" office:value="215047">
            <text:p>215047</text:p>
          </table:table-cell>
          <table:table-cell office:value-type="float" office:value="220016">
            <text:p>220016</text:p>
          </table:table-cell>
          <table:table-cell office:value-type="float" office:value="225032">
            <text:p>225032</text:p>
          </table:table-cell>
          <table:table-cell office:value-type="float" office:value="230016">
            <text:p>230016</text:p>
          </table:table-cell>
          <table:table-cell office:value-type="float" office:value="235032">
            <text:p>235032</text:p>
          </table:table-cell>
          <table:table-cell office:value-type="float" office:value="240032">
            <text:p>240032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32">
            <text:p>255032</text:p>
          </table:table-cell>
          <table:table-cell office:value-type="float" office:value="260047">
            <text:p>260047</text:p>
          </table:table-cell>
          <table:table-cell office:value-type="float" office:value="265047">
            <text:p>265047</text:p>
          </table:table-cell>
          <table:table-cell office:value-type="float" office:value="270016">
            <text:p>270016</text:p>
          </table:table-cell>
          <table:table-cell office:value-type="float" office:value="275032">
            <text:p>275032</text:p>
          </table:table-cell>
          <table:table-cell office:value-type="float" office:value="280032">
            <text:p>280032</text:p>
          </table:table-cell>
          <table:table-cell office:value-type="float" office:value="285000">
            <text:p>285000</text:p>
          </table:table-cell>
          <table:table-cell office:value-type="float" office:value="290016">
            <text:p>290016</text:p>
          </table:table-cell>
          <table:table-cell office:value-type="float" office:value="295032">
            <text:p>295032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9" office:value-type="float" office:value="6678.21276354393">
            <text:p>6678,21</text:p>
          </table:table-cell>
          <table:table-cell table:number-columns-repeated="30" office:value-type="float" office:value="6550.86525656815">
            <text:p>6550,87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18" office:value-type="float" office:value="1">
            <text:p>1</text:p>
          </table:table-cell>
          <table:table-cell table:number-columns-repeated="41" office:value-type="float" office:value="2">
            <text:p>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6613.45979389522">
            <text:p>6613,46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4123.0646270203">
            <text:p>4123,06</text:p>
          </table:table-cell>
          <table:table-cell table:number-columns-repeated="58"/>
        </table:table-row>
        <table:table-row table:style-name="ro1" table:number-rows-repeated="5">
          <table:table-cell table:number-columns-repeated="60"/>
        </table:table-row>
        <table:table-row table:style-name="ro1">
          <table:table-cell/>
          <table:table-cell>
            <draw:frame table:end-cell-address="Sheet1.G37" table:end-x="1.754cm" table:end-y="0.187cm" draw:z-index="0" svg:width="17.169cm" svg:height="11.344cm" svg:x="2.254cm" svg:y="0.133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0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7:31:46</meta:creation-date>
    <dc:creator>Hugo Meyer</dc:creator>
    <dc:date>2007-12-26T18:07:30</dc:date>
    <dc:language>es-ES</dc:language>
    <meta:editing-cycles>2</meta:editing-cycles>
    <meta:editing-duration>PT6M8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1000003814697pt" style:font-family-asian="'Arial Unicode MS'" style:font-pitch-asian="variable" style:font-size-asian="21.1000003814697pt" style:font-family-complex="Tahoma" style:font-pitch-complex="variable" style:font-size-complex="21.1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.69999980926514pt" style:font-family-asian="'Arial Unicode MS'" style:font-pitch-asian="variable" style:font-size-asian="9.69999980926514pt" style:font-family-complex="Tahoma" style:font-pitch-complex="variable" style:font-size-complex="9.6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3000001907349pt" style:font-family-asian="'Arial Unicode MS'" style:font-pitch-asian="variable" style:font-size-asian="11.3000001907349pt" style:font-family-complex="Tahoma" style:font-pitch-complex="variable" style:font-size-complex="11.3000001907349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6000003814697pt" style:font-family-asian="'Arial Unicode MS'" style:font-pitch-asian="variable" style:font-size-asian="14.6000003814697pt" style:font-family-complex="Tahoma" style:font-pitch-complex="variable" style:font-size-complex="14.6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3000001907349pt" style:font-family-asian="'Arial Unicode MS'" style:font-pitch-asian="variable" style:font-size-asian="11.3000001907349pt" style:font-family-complex="Tahoma" style:font-pitch-complex="variable" style:font-size-complex="11.3000001907349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9.69999980926514pt" style:font-family-asian="'Arial Unicode MS'" style:font-pitch-asian="variable" style:font-size-asian="9.69999980926514pt" style:font-family-complex="Tahoma" style:font-pitch-complex="variable" style:font-size-complex="9.69999980926514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7.17cm" svg:height="11.345cm" chart:class="chart:scatter" chart:style-name="ch1">
        <chart:title svg:x="5.79cm" svg:y="0.226cm" chart:style-name="ch2">
          <text:p>Tiempo vs Costo</text:p>
        </chart:title>
        <chart:legend chart:legend-position="end" svg:x="15.27cm" svg:y="5.368cm" chart:style-name="ch3"/>
        <chart:plot-area chart:style-name="ch4" table:cell-range-address="Sheet1.$A$1:.$BH$2" chart:data-source-has-labels="column" chart:table-number-list="0" svg:x="0.342cm" svg:y="1.516cm" svg:width="14.245cm" svg:height="9.603cm">
          <chart:axis chart:dimension="x" chart:name="primary-x" chart:style-name="ch5">
            <chart:title svg:x="7.259cm" svg:y="10.536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342cm" svg:y="6.258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000">
                <text:p>5000</text:p>
              </table:table-cell>
              <table:table-cell office:value-type="float" office:value="10047">
                <text:p>10047</text:p>
              </table:table-cell>
              <table:table-cell office:value-type="float" office:value="15032">
                <text:p>15032</text:p>
              </table:table-cell>
              <table:table-cell office:value-type="float" office:value="20000">
                <text:p>20000</text:p>
              </table:table-cell>
              <table:table-cell office:value-type="float" office:value="25047">
                <text:p>25047</text:p>
              </table:table-cell>
              <table:table-cell office:value-type="float" office:value="30047">
                <text:p>30047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32">
                <text:p>55032</text:p>
              </table:table-cell>
              <table:table-cell office:value-type="float" office:value="60032">
                <text:p>60032</text:p>
              </table:table-cell>
              <table:table-cell office:value-type="float" office:value="65032">
                <text:p>65032</text:p>
              </table:table-cell>
              <table:table-cell office:value-type="float" office:value="70016">
                <text:p>70016</text:p>
              </table:table-cell>
              <table:table-cell office:value-type="float" office:value="75016">
                <text:p>75016</text:p>
              </table:table-cell>
              <table:table-cell office:value-type="float" office:value="80016">
                <text:p>80016</text:p>
              </table:table-cell>
              <table:table-cell office:value-type="float" office:value="85016">
                <text:p>85016</text:p>
              </table:table-cell>
              <table:table-cell office:value-type="float" office:value="90016">
                <text:p>90016</text:p>
              </table:table-cell>
              <table:table-cell office:value-type="float" office:value="95047">
                <text:p>95047</text:p>
              </table:table-cell>
              <table:table-cell office:value-type="float" office:value="100016">
                <text:p>100016</text:p>
              </table:table-cell>
              <table:table-cell office:value-type="float" office:value="105047">
                <text:p>105047</text:p>
              </table:table-cell>
              <table:table-cell office:value-type="float" office:value="110000">
                <text:p>110000</text:p>
              </table:table-cell>
              <table:table-cell office:value-type="float" office:value="115032">
                <text:p>115032</text:p>
              </table:table-cell>
              <table:table-cell office:value-type="float" office:value="120000">
                <text:p>120000</text:p>
              </table:table-cell>
              <table:table-cell office:value-type="float" office:value="125032">
                <text:p>125032</text:p>
              </table:table-cell>
              <table:table-cell office:value-type="float" office:value="130000">
                <text:p>130000</text:p>
              </table:table-cell>
              <table:table-cell office:value-type="float" office:value="135032">
                <text:p>135032</text:p>
              </table:table-cell>
              <table:table-cell office:value-type="float" office:value="140047">
                <text:p>140047</text:p>
              </table:table-cell>
              <table:table-cell office:value-type="float" office:value="145016">
                <text:p>145016</text:p>
              </table:table-cell>
              <table:table-cell office:value-type="float" office:value="150047">
                <text:p>150047</text:p>
              </table:table-cell>
              <table:table-cell office:value-type="float" office:value="155000">
                <text:p>155000</text:p>
              </table:table-cell>
              <table:table-cell office:value-type="float" office:value="160032">
                <text:p>160032</text:p>
              </table:table-cell>
              <table:table-cell office:value-type="float" office:value="165000">
                <text:p>165000</text:p>
              </table:table-cell>
              <table:table-cell office:value-type="float" office:value="170047">
                <text:p>170047</text:p>
              </table:table-cell>
              <table:table-cell office:value-type="float" office:value="175000">
                <text:p>175000</text:p>
              </table:table-cell>
              <table:table-cell office:value-type="float" office:value="180032">
                <text:p>180032</text:p>
              </table:table-cell>
              <table:table-cell office:value-type="float" office:value="185032">
                <text:p>185032</text:p>
              </table:table-cell>
              <table:table-cell office:value-type="float" office:value="190000">
                <text:p>190000</text:p>
              </table:table-cell>
              <table:table-cell office:value-type="float" office:value="195032">
                <text:p>195032</text:p>
              </table:table-cell>
              <table:table-cell office:value-type="float" office:value="200000">
                <text:p>200000</text:p>
              </table:table-cell>
              <table:table-cell office:value-type="float" office:value="205016">
                <text:p>205016</text:p>
              </table:table-cell>
              <table:table-cell office:value-type="float" office:value="210000">
                <text:p>210000</text:p>
              </table:table-cell>
              <table:table-cell office:value-type="float" office:value="215047">
                <text:p>215047</text:p>
              </table:table-cell>
              <table:table-cell office:value-type="float" office:value="220016">
                <text:p>220016</text:p>
              </table:table-cell>
              <table:table-cell office:value-type="float" office:value="225032">
                <text:p>225032</text:p>
              </table:table-cell>
              <table:table-cell office:value-type="float" office:value="230016">
                <text:p>230016</text:p>
              </table:table-cell>
              <table:table-cell office:value-type="float" office:value="235032">
                <text:p>235032</text:p>
              </table:table-cell>
              <table:table-cell office:value-type="float" office:value="240032">
                <text:p>240032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32">
                <text:p>255032</text:p>
              </table:table-cell>
              <table:table-cell office:value-type="float" office:value="260047">
                <text:p>260047</text:p>
              </table:table-cell>
              <table:table-cell office:value-type="float" office:value="265047">
                <text:p>265047</text:p>
              </table:table-cell>
              <table:table-cell office:value-type="float" office:value="270016">
                <text:p>270016</text:p>
              </table:table-cell>
              <table:table-cell office:value-type="float" office:value="275032">
                <text:p>275032</text:p>
              </table:table-cell>
              <table:table-cell office:value-type="float" office:value="280032">
                <text:p>280032</text:p>
              </table:table-cell>
              <table:table-cell office:value-type="float" office:value="285000">
                <text:p>285000</text:p>
              </table:table-cell>
              <table:table-cell office:value-type="float" office:value="290016">
                <text:p>290016</text:p>
              </table:table-cell>
              <table:table-cell office:value-type="float" office:value="295032">
                <text:p>295032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678.21276354393">
                <text:p>6678.21276354393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  <table:table-cell office:value-type="float" office:value="6550.86525656815">
                <text:p>6550.8652565681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